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ahoma1" svg:font-family="Tahoma" style:font-family-generic="system" style:font-pitch="variable"/>
  </office:font-face-decls>
  <office:automatic-styles>
    <style:style style:name="Table1" style:family="table">
      <style:table-properties style:width="6.6875in" fo:margin-left="0in" fo:margin-top="0in" fo:margin-bottom="0in" table:align="left"/>
    </style:style>
    <style:style style:name="Table1.A" style:family="table-column">
      <style:table-column-properties style:column-width="2.5625in"/>
    </style:style>
    <style:style style:name="Table1.B" style:family="table-column">
      <style:table-column-properties style:column-width="0.8535in"/>
    </style:style>
    <style:style style:name="Table1.C" style:family="table-column">
      <style:table-column-properties style:column-width="3.2715in"/>
    </style:style>
    <style:style style:name="Table1.1" style:family="table-row">
      <style:table-row-properties style:min-row-height="0.4792in" fo:keep-together="auto"/>
    </style:style>
    <style:style style:name="Table1.A1" style:family="table-cell">
      <style:table-cell-properties style:vertical-align="" fo:padding-left="0in" fo:padding-right="0.1111in" fo:padding-top="0.1111in" fo:padding-bottom="0.1111in" fo:border="0.5pt solid #000000"/>
    </style:style>
    <style:style style:name="Table1.B1" style:family="table-cell">
      <style:table-cell-properties style:vertical-align="" fo:padding="0.1111in" fo:border="0.5pt solid #000000"/>
    </style:style>
    <style:style style:name="Table1.2" style:family="table-row">
      <style:table-row-properties style:min-row-height="0.7604in" fo:keep-together="auto"/>
    </style:style>
    <style:style style:name="Table1.3" style:family="table-row">
      <style:table-row-properties style:min-row-height="1.0313in" fo:keep-together="auto"/>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fo:font-size="10pt" style:font-size-asian="10pt"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fo:font-size="16pt" style:font-size-asian="16pt"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fo:font-size="10pt" fo:font-weight="bold" style:font-size-asian="10pt" style:font-weight-asian="bold"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fo:font-size="10pt" style:font-size-asian="10pt" style:font-size-complex="10pt"/>
    </style:style>
    <style:style style:name="P9" style:family="paragraph" style:parent-style-name="Standard">
      <style:paragraph-properties fo:margin-left="0in" fo:margin-right="0in" fo:text-indent="0in" style:auto-text-indent="false" fo:break-before="auto" fo:break-after="auto"/>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1" style:family="paragraph" style:parent-style-name="Standard">
      <style:paragraph-properties fo:break-before="auto" fo:break-after="auto"/>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top="0.1665in" fo:margin-bottom="0.0835in" loext:contextual-spacing="false" fo:line-height="100%" fo:break-before="auto" fo:break-after="auto" fo:keep-with-next="always"/>
      <style:text-properties fo:font-variant="small-caps" fo:font-size="16pt" fo:font-weight="bold" style:font-size-asian="16pt" style:font-weight-asian="bold" style:font-size-complex="16pt"/>
    </style:style>
    <style:style style:name="P14" style:family="paragraph" style:parent-style-name="Standard">
      <style:paragraph-properties fo:margin-top="0.1665in" fo:margin-bottom="0.0835in" loext:contextual-spacing="false" fo:line-height="100%" fo:break-before="auto" fo:break-after="auto" fo:keep-with-next="always"/>
      <style:text-properties fo:font-variant="small-caps" fo:font-size="16pt" fo:font-weight="bold" style:font-size-asian="16pt" style:font-weight-asian="bold" style:font-size-complex="16pt"/>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7" style:family="paragraph" style:parent-style-name="Standard">
      <style:paragraph-properties fo:margin-top="0in" fo:margin-bottom="0in" loext:contextual-spacing="false" fo:line-height="100%"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style:style>
    <style:style style:name="P23" style:family="paragraph" style:parent-style-name="Standard">
      <style:paragraph-properties fo:break-before="page"/>
    </style:style>
    <style:style style:name="P24" style:family="paragraph" style:parent-style-name="Standard" style:list-style-name="WWNum7">
      <style:paragraph-properties fo:margin-left="0.5in" fo:margin-right="0in" fo:text-indent="-0.25in" style:auto-text-indent="false"/>
    </style:style>
    <style:style style:name="P25" style:family="paragraph" style:parent-style-name="Standard" style:list-style-name="WWNum2">
      <style:paragraph-properties fo:margin-left="0.5in" fo:margin-right="0in" fo:text-indent="-0.25in" style:auto-text-indent="false"/>
    </style:style>
    <style:style style:name="P26" style:family="paragraph" style:parent-style-name="Standard" style:list-style-name="WWNum11">
      <style:paragraph-properties fo:margin-left="0.5in" fo:margin-right="0in" fo:text-indent="-0.25in" style:auto-text-indent="false"/>
    </style:style>
    <style:style style:name="P27" style:family="paragraph" style:parent-style-name="Standard" style:list-style-name="WWNum16">
      <style:paragraph-properties fo:margin-left="0.5in" fo:margin-right="0in" fo:text-indent="-0.25in" style:auto-text-indent="false"/>
    </style:style>
    <style:style style:name="P28" style:family="paragraph" style:parent-style-name="Standard" style:list-style-name="WWNum13">
      <style:paragraph-properties fo:margin-left="0.5in" fo:margin-right="0in" fo:text-indent="-0.25in" style:auto-text-indent="false"/>
    </style:style>
    <style:style style:name="P29" style:family="paragraph" style:parent-style-name="Standard" style:list-style-name="WWNum8">
      <style:paragraph-properties fo:margin-left="0.5in" fo:margin-right="0in" fo:text-indent="-0.25in" style:auto-text-indent="false"/>
    </style:style>
    <style:style style:name="P30" style:family="paragraph" style:parent-style-name="Standard" style:list-style-name="WWNum4">
      <style:paragraph-properties fo:margin-left="0.5in" fo:margin-right="0in" fo:text-indent="-0.25in" style:auto-text-indent="false"/>
    </style:style>
    <style:style style:name="P31" style:family="paragraph" style:parent-style-name="Standard" style:list-style-name="WWNum12">
      <style:paragraph-properties fo:margin-left="0.5in" fo:margin-right="0in" fo:text-indent="-0.25in" style:auto-text-indent="false"/>
    </style:style>
    <style:style style:name="P32" style:family="paragraph" style:parent-style-name="Standard" style:list-style-name="WWNum14">
      <style:paragraph-properties fo:margin-left="0.5in" fo:margin-right="0in" fo:text-indent="-0.25in" style:auto-text-indent="false"/>
    </style:style>
    <style:style style:name="P33" style:family="paragraph" style:parent-style-name="Standard" style:list-style-name="WWNum15">
      <style:paragraph-properties fo:margin-left="0.5in" fo:margin-right="0in" fo:text-indent="-0.25in" style:auto-text-indent="false"/>
    </style:style>
    <style:style style:name="P34" style:family="paragraph" style:parent-style-name="Standard" style:list-style-name="WWNum3">
      <style:paragraph-properties fo:margin-left="0.5in" fo:margin-right="0in" fo:text-indent="-0.25in" style:auto-text-indent="false"/>
    </style:style>
    <style:style style:name="P35" style:family="paragraph" style:parent-style-name="Standard" style:list-style-name="WWNum5">
      <style:paragraph-properties fo:margin-left="0.5in" fo:margin-right="0in" fo:text-indent="-0.25in" style:auto-text-indent="false"/>
    </style:style>
    <style:style style:name="P36" style:family="paragraph" style:parent-style-name="Standard" style:list-style-name="WWNum9">
      <style:paragraph-properties fo:margin-left="0.5in" fo:margin-right="0in" fo:text-indent="-0.25in" style:auto-text-indent="false"/>
    </style:style>
    <style:style style:name="P37" style:family="paragraph" style:parent-style-name="Standard" style:list-style-name="WWNum1">
      <style:paragraph-properties fo:margin-left="0.5in" fo:margin-right="0in" fo:text-indent="-0.25in" style:auto-text-indent="false"/>
    </style:style>
    <style:style style:name="P38" style:family="paragraph" style:parent-style-name="Standard" style:list-style-name="WWNum10">
      <style:paragraph-properties fo:margin-left="0.5in" fo:margin-right="0in" fo:text-indent="-0.25in" style:auto-text-indent="false"/>
    </style:style>
    <style:style style:name="P39" style:family="paragraph" style:parent-style-name="Standard" style:list-style-name="WWNum6">
      <style:paragraph-properties fo:margin-left="0.5in" fo:margin-right="0in" fo:text-indent="-0.25in" style:auto-text-indent="false"/>
    </style:style>
    <style:style style:name="P40" style:family="paragraph" style:parent-style-name="Standard" style:list-style-name="WWNum7">
      <style:paragraph-properties fo:margin-left="1in" fo:margin-right="0in" fo:text-indent="-0.25in" style:auto-text-indent="false"/>
    </style:style>
    <style:style style:name="P41" style:family="paragraph" style:parent-style-name="Standard" style:list-style-name="WWNum16">
      <style:paragraph-properties fo:margin-left="1in" fo:margin-right="0in" fo:text-indent="-0.25in" style:auto-text-indent="false"/>
    </style:style>
    <style:style style:name="P42" style:family="paragraph" style:parent-style-name="Standard" style:list-style-name="WWNum13">
      <style:paragraph-properties fo:margin-left="1in" fo:margin-right="0in" fo:text-indent="-0.25in" style:auto-text-indent="false"/>
    </style:style>
    <style:style style:name="P43" style:family="paragraph" style:parent-style-name="Standard" style:list-style-name="WWNum12">
      <style:paragraph-properties fo:margin-left="1in" fo:margin-right="0in" fo:text-indent="-0.25in" style:auto-text-indent="false"/>
    </style:style>
    <style:style style:name="P44" style:family="paragraph" style:parent-style-name="Standard" style:list-style-name="WWNum14">
      <style:paragraph-properties fo:margin-left="1in" fo:margin-right="0in" fo:text-indent="-0.25in" style:auto-text-indent="false"/>
    </style:style>
    <style:style style:name="P45" style:family="paragraph" style:parent-style-name="Standard" style:list-style-name="WWNum15">
      <style:paragraph-properties fo:margin-left="1in" fo:margin-right="0in" fo:text-indent="-0.25in" style:auto-text-indent="false"/>
    </style:style>
    <style:style style:name="P46" style:family="paragraph" style:parent-style-name="Standard" style:list-style-name="WWNum3">
      <style:paragraph-properties fo:margin-left="1in" fo:margin-right="0in" fo:text-indent="-0.25in" style:auto-text-indent="false"/>
    </style:style>
    <style:style style:name="P47" style:family="paragraph" style:parent-style-name="Standard" style:list-style-name="WWNum5">
      <style:paragraph-properties fo:margin-left="1in" fo:margin-right="0in" fo:text-indent="-0.25in" style:auto-text-indent="false"/>
    </style:style>
    <style:style style:name="P48" style:family="paragraph" style:parent-style-name="Standard" style:list-style-name="WWNum10">
      <style:paragraph-properties fo:margin-left="1in" fo:margin-right="0in" fo:text-indent="-0.25in" style:auto-text-indent="false"/>
    </style:style>
    <style:style style:name="P49" style:family="paragraph" style:parent-style-name="Standard" style:list-style-name="WWNum16">
      <style:paragraph-properties fo:margin-left="1.5in" fo:margin-right="0in" fo:text-indent="-0.25in" style:auto-text-indent="false"/>
    </style:style>
    <style:style style:name="P50" style:family="paragraph" style:parent-style-name="Standard" style:list-style-name="WWNum12">
      <style:paragraph-properties fo:margin-left="1.5in" fo:margin-right="0in" fo:text-indent="-0.25in" style:auto-text-indent="false"/>
    </style:style>
    <style:style style:name="P5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52" style:family="paragraph" style:parent-style-name="Heading_20_1">
      <style:paragraph-properties fo:break-before="page"/>
    </style:style>
    <style:style style:name="P53"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fo:font-size="24pt" fo:font-weight="normal" style:font-size-asian="24pt" style:font-weight-asian="normal" style:font-size-complex="24pt"/>
    </style:style>
    <style:style style:name="T2" style:family="text">
      <style:text-properties fo:color="#404040" fo:font-size="48pt" style:font-size-asian="48pt" style:font-size-complex="48pt"/>
    </style:style>
    <style:style style:name="T3" style:family="text">
      <style:text-properties fo:color="#404040" fo:font-size="44pt" style:font-size-asian="44pt" style:font-size-complex="44pt"/>
    </style:style>
    <style:style style:name="T4" style:family="text">
      <style:text-properties fo:color="#666666" fo:font-size="10pt" style:font-size-asian="10pt" style:font-size-complex="10pt"/>
    </style:style>
    <style:style style:name="T5" style:family="text">
      <style:text-properties fo:font-size="16pt" style:font-size-asian="16pt" style:font-size-complex="16pt"/>
    </style:style>
    <style:style style:name="T6" style:family="text">
      <style:text-properties fo:color="#336633" fo:font-size="14pt" style:font-size-asian="14pt" style:font-size-complex="14pt"/>
    </style:style>
    <style:style style:name="T7" style:family="text">
      <style:text-properties fo:font-size="10pt" fo:font-weight="bold" style:font-size-asian="10pt" style:font-weight-asian="bold" style:font-size-complex="10pt"/>
    </style:style>
    <style:style style:name="T8" style:family="text">
      <style:text-properties fo:font-size="10pt" style:font-size-asian="10pt" style:font-size-complex="10pt"/>
    </style:style>
    <style:style style:name="T9" style:family="text">
      <style:text-properties fo:font-weight="bold" style:font-weight-asian="bold"/>
    </style:style>
    <style:style style:name="T10" style:family="text">
      <style:text-properties fo:font-variant="small-caps" fo:font-size="16pt" fo:font-weight="bold" style:font-size-asian="16pt" style:font-weight-asian="bold" style:font-size-complex="16pt"/>
    </style:style>
    <style:style style:name="T11" style:family="text">
      <style:text-properties fo:font-variant="small-caps" fo:color="#336633" fo:font-size="16pt" style:font-size-asian="16pt" style:font-size-complex="16pt"/>
    </style:style>
    <style:style style:name="T12" style:family="text">
      <style:text-properties fo:font-variant="small-caps" fo:color="#999966" style:font-name="Tahoma" fo:font-size="9pt" style:font-name-asian="Tahoma1" style:font-size-asian="9pt" style:font-name-complex="Tahoma1" style:font-size-complex="9pt"/>
    </style:style>
    <style:style style:name="T13"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4" style:family="text">
      <style:text-properties fo:color="#1155cc" style:text-underline-style="solid" style:text-underline-width="auto" style:text-underline-color="font-color"/>
    </style:style>
    <style:style style:name="T15" style:family="text">
      <style:text-properties fo:color="#333333" style:font-name="Consolas" fo:background-color="#f8f8f8" loext:char-shading-value="0" style:font-name-asian="Consolas1" style:font-name-complex="Consolas1"/>
    </style:style>
    <style:style style:name="T16" style:family="text">
      <style:text-properties fo:color="#dd1144" style:font-name="Consolas" fo:background-color="#f8f8f8" loext:char-shading-value="0" style:font-name-asian="Consolas1" style:font-name-complex="Consolas1"/>
    </style:style>
    <style:style style:name="T17" style:family="text">
      <style:text-properties fo:color="#008080" style:font-name="Consolas" fo:background-color="#f8f8f8" loext:char-shading-value="0" style:font-name-asian="Consolas1" style:font-name-complex="Consolas1"/>
    </style:style>
    <style:style style:name="T18"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bookmark text:name="_aczyuw2yex2w"/><text:span text:style-name="T1">Desarrollo de Interfaces</text:span><text:span text:style-name="T2"><text:line-break/></text:span><text:span text:style-name="T3">Proyecto Entregable 04 - Aplicación Flutter con integración backend</text:span></text:p>
      <text:p text:style-name="P1"><draw:frame draw:style-name="fr1" draw:name="image4.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3"/>
      <text:p text:style-name="P3"/>
      <text:p text:style-name="P3"/>
      <text:p text:style-name="P4"><text:span text:style-name="T5">Autor: Sergi García</text:span><draw:frame draw:style-name="fr3" draw:name="image1.png" text:anchor-type="char" svg:x="3.4583in" svg:y="0.1146in" svg:width="1.0091in" svg:height="0.3535in" draw:z-index="1"><draw:image xlink:href="Pictures/100002010000007600000029ABF5F7A91F7A9EF9.png" xlink:type="simple" xlink:show="embed" xlink:actuate="onLoad" loext:mime-type="image/png"/></draw:frame></text:p>
      <text:p text:style-name="P4"><text:span text:style-name="T5">Actualizado Septiembre 2025</text:span></text:p>
      <text:p text:style-name="P4"><text:span text:style-name="T6">Licencia</text:span></text:p>
      <text:p text:style-name="P6"/>
      <text:p text:style-name="P5"><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a</text:span></text:p>
      <text:p text:style-name="P9">A lo largo de este tema se utilizarán diferentes símbolos para distinguir elementos importantes dentro del contenido. Estos símbolos son:</text:p>
      <text:p text:style-name="P7"/>
      <text:p text:style-name="P10"><text:span text:style-name="T8"><text:s/>📖 </text:span><text:span text:style-name="T9">Importante</text:span></text:p>
      <text:p text:style-name="P11"/>
      <text:p text:style-name="P10"><text:soft-page-break/><text:span text:style-name="T8"><text:s/>❕ </text:span><text:span text:style-name="T9">Atención</text:span></text:p>
      <text:p text:style-name="P11"><text:s/></text:p>
      <text:p text:style-name="P10"><text:span text:style-name="T8"><text:s/>💬</text:span> <text:span text:style-name="T9">Interesante</text:span></text:p>
      <text:p text:style-name="P12"><text:span text:style-name="T10">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5"><text:a xlink:type="simple" xlink:href="#_sacbv5n9rs28" text:style-name="Index_20_Link" text:visited-style-name="Index_20_Link"><text:span text:style-name="T13">1. Objetivo del Proyecto<text:tab/>3</text:span></text:a></text:p>
          <text:p text:style-name="P15"><text:a xlink:type="simple" xlink:href="#_qfwymyy43prp" text:style-name="Index_20_Link" text:visited-style-name="Index_20_Link"><text:span text:style-name="T13">2. Descripción General<text:tab/>3</text:span></text:a></text:p>
          <text:p text:style-name="P15"><text:a xlink:type="simple" xlink:href="#_op68x9h8gqcm" text:style-name="Index_20_Link" text:visited-style-name="Index_20_Link"><text:span text:style-name="T13">3. Requisitos técnicos<text:tab/>3</text:span></text:a></text:p>
          <text:p text:style-name="P15"><text:a xlink:type="simple" xlink:href="#_a669qzj88lct" text:style-name="Index_20_Link" text:visited-style-name="Index_20_Link"><text:span text:style-name="T13">4. Condiciones de desarrollo y herramientas Permitidas<text:tab/>5</text:span></text:a></text:p>
          <text:p text:style-name="P15"><text:a xlink:type="simple" xlink:href="#_fz7zqrniukuk" text:style-name="Index_20_Link" text:visited-style-name="Index_20_Link"><text:span text:style-name="T13">5. Entregables<text:tab/>6</text:span></text:a></text:p>
          <text:p text:style-name="P15"><text:a xlink:type="simple" xlink:href="#_24xaqz8b7mcq" text:style-name="Index_20_Link" text:visited-style-name="Index_20_Link"><text:span text:style-name="T13">6. Criterios de Evaluación<text:tab/>6</text:span></text:a></text:p>
          <text:p text:style-name="P15"><text:a xlink:type="simple" xlink:href="#_s4dqyglol4eo" text:style-name="Index_20_Link" text:visited-style-name="Index_20_Link"><text:span text:style-name="T13">7. Ideas y pistas por tipo de backend<text:tab/>7</text:span></text:a></text:p>
        </text:index-body>
      </text:table-of-content>
      <text:p text:style-name="P13"/>
      <text:p text:style-name="P13"/>
      <text:p text:style-name="P17"/>
      <text:p text:style-name="P17"/>
      <text:p text:style-name="P23"><text:span text:style-name="T11">Proyecto Entregable 04 - Aplicación Flutter con integración backend</text:span></text:p>
      <text:p text:style-name="Heading_20_1"><text:bookmark text:name="_sacbv5n9rs28"/>1. Objetivo del Proyecto</text:p>
      <text:p text:style-name="Standard">Desarrollar una aplicación completa y funcional en Flutter que integre interfaz de usuario avanzada, gestión de estado, navegación, diseño responsive y, fundamentalmente, consumo de datos desde un backend elegido por el alumno. El proyecto demostrará la capacidad para integrar todos los conocimientos adquiridos durante el curso en un producto realista y bien estructurado, abarcando tanto el frontend como la conectividad con servicios externos.</text:p>
      <text:p text:style-name="Heading_20_1"><text:bookmark text:name="_qfwymyy43prp"/>2. Descripción General</text:p>
      <text:p text:style-name="Standard">Cada estudiante diseñará, programará y desplegará una aplicación móvil y/o web con Flutter que cumpla con requisitos técnicos avanzados. La aplicación debe incluir:</text:p>
      <text:list xml:id="list3218521780" text:style-name="WWNum7">
        <text:list-item>
          <text:p text:style-name="P24">Interfaz de usuario compleja y bien diseñada.</text:p>
        </text:list-item>
        <text:list-item>
          <text:p text:style-name="P24">Navegación entre múltiples pantallas.</text:p>
        </text:list-item>
        <text:list-item>
          <text:p text:style-name="P24">Gestión de estado profesional (Provider, Bloc, Riverpod o similar).</text:p>
        </text:list-item>
        <text:list-item>
          <text:p text:style-name="P24">Conexión con un backend a elegir entre:</text:p>
          <text:list>
            <text:list-item>
              <text:p text:style-name="P40">API REST de terceros (pública o privada con autorización).</text:p>
            </text:list-item>
            <text:list-item>
              <text:p text:style-name="P40">Firebase (Firestore, Authentication, Storage).</text:p>
            </text:list-item>
            <text:list-item>
              <text:p text:style-name="P40">Backend propio desarrollado por el alumno (ej: con FastAPI, Node.js, Spring Boot).</text:p>
            </text:list-item>
          </text:list>
        </text:list-item>
        <text:list-item>
          <text:p text:style-name="P24">Diseño adaptable (responsive).</text:p>
        </text:list-item>
        <text:list-item>
          <text:p text:style-name="P24">Funcionalidad completa y útil para el usuario final.</text:p>
        </text:list-item>
      </text:list>
      <text:p text:style-name="Standard">El proyecto culminará con una defensa técnica en la que se explicará el código, se demostrarán las funcionalidades y se responderá a preguntas técnicas profundas.</text:p>
      <text:p text:style-name="Heading_20_1"><text:bookmark text:name="_op68x9h8gqcm"/>3. Requisitos técnicos</text:p>
      <text:p text:style-name="Standard"><text:span text:style-name="T9">a) Interfaz de Usuario (Unidades 09-10)</text:span></text:p>
      <text:list xml:id="list2386189072" text:style-name="WWNum2">
        <text:list-item>
          <text:p text:style-name="P25">Mínimo 5 pantallas con navegación fluida.</text:p>
        </text:list-item>
        <text:list-item>
          <text:p text:style-name="P25">Uso de al menos 10 widgets diferentes (TextField, ListView.builder, Card, GridView, Drawer, BottomNavigationBar, etc.).</text:p>
        </text:list-item>
        <text:list-item>
          <text:p text:style-name="P25">Diseño 100% responsive (adaptable a móvil, tablet y web).</text:p>
        </text:list-item>
        <text:list-item>
          <text:p text:style-name="P25">Animaciones básicas o transiciones entre pantallas.</text:p>
        </text:list-item>
        <text:list-item>
          <text:p text:style-name="P25"><text:soft-page-break/>Paleta de colores y tipografía consistentes en toda la app.</text:p>
        </text:list-item>
      </text:list>
      <text:p text:style-name="Standard"><text:span text:style-name="T9">b) Gestión de estado y navegación (Unidad 11)</text:span></text:p>
      <text:list xml:id="list580170737" text:style-name="WWNum11">
        <text:list-item>
          <text:p text:style-name="P26">Uso de gestión de estado avanzada (Provider, Bloc, Riverpod o GetX).</text:p>
        </text:list-item>
        <text:list-item>
          <text:p text:style-name="P26">Navegación con named routes y paso de argumentos entre pantallas.</text:p>
        </text:list-item>
        <text:list-item>
          <text:p text:style-name="P26">Validación de formularios en tiempo real.</text:p>
        </text:list-item>
      </text:list>
      <text:p text:style-name="Standard"><text:span text:style-name="T9">c) Integración con Backend y Servicios Inteligentes (Unidad 12)</text:span></text:p>
      <text:p text:style-name="Standard">Conexión a una fuente de datos externa (obligatorio). El proyecto debe demostrar capacidad para consumir servicios remotos mediante HTTP/REST. Opciones:</text:p>
      <text:p text:style-name="Standard"><text:span text:style-name="T9">Opciones de Backend/Servicios:</text:span></text:p>
      <text:list xml:id="list1184006114" text:style-name="WWNum16">
        <text:list-item>
          <text:p text:style-name="P27"><text:span text:style-name="T9">APIs de Terceros (Tradicionales):</text:span></text:p>
          <text:list>
            <text:list-item>
              <text:p text:style-name="P41">Ejemplos: The Movie Database (TMDB), Spotify API (lectura), Google Maps API, REST Countries API, News API, PokeAPI, etc.</text:p>
            </text:list-item>
            <text:list-item>
              <text:p text:style-name="P41">Recomendación: Ideal para apps centradas en visualizar y buscar datos (catálogos, mapas, noticias).</text:p>
            </text:list-item>
          </text:list>
        </text:list-item>
        <text:list-item>
          <text:p text:style-name="P27"><text:span text:style-name="T9">Firebase (Plataforma como Servicio - BaaS):</text:span></text:p>
          <text:list>
            <text:list-item>
              <text:p text:style-name="P41">Uso obligatorio de al menos dos servicios: Firestore (CRUD) + Authentication (login/registro).</text:p>
            </text:list-item>
            <text:list-item>
              <text:p text:style-name="P41">Opcional: Firebase Storage para subida de archivos, o Cloud Functions para lógica de backend.</text:p>
            </text:list-item>
            <text:list-item>
              <text:p text:style-name="P41">Recomendación: Perfecto para apps que requieren datos en tiempo real, user management y un backend robusto sin escribir código de servidor.</text:p>
            </text:list-item>
          </text:list>
        </text:list-item>
        <text:list-item>
          <text:p text:style-name="P27"><text:span text:style-name="T9">Backend Propio (Full-Stack):</text:span></text:p>
          <text:list>
            <text:list-item>
              <text:p text:style-name="P41">Desarrollo de una API REST sencilla con FastAPI (Python), Express.js (Node.js), Spring Boot (Java) o similares.</text:p>
            </text:list-item>
            <text:list-item>
              <text:p text:style-name="P41">Despliegue: La API debe estar desplegada en un servicio en la nube como Render, Railway, Vercel, Google Cloud Run o AWS Elastic Beanstalk.</text:p>
            </text:list-item>
            <text:list-item>
              <text:p text:style-name="P41">Recomendación: Para alumnos que quieran demostrar habilidades full-stack y tener control total sobre la lógica del backend.</text:p>
            </text:list-item>
          </text:list>
        </text:list-item>
        <text:list-item>
          <text:p text:style-name="P27"><text:span text:style-name="T9">APIs de Modelos de Lenguaje (LLMs):</text:span></text:p>
          <text:list>
            <text:list-item>
              <text:p text:style-name="P41">Uso de APIs de inteligencia artificial para agregar features inteligentes a la app.</text:p>
            </text:list-item>
            <text:list-item>
              <text:p text:style-name="P41"><text:soft-page-break/>Opciones Gratuitas/Freemium:</text:p>
              <text:list>
                <text:list-item>
                  <text:p text:style-name="P49">Google Gemini API: Capa gratuita generosa (60 RPM en mayo 2025). Ideal para generar texto, resúmenes, análisis de sentimiento, chatbots simples o clasificación de contenido. Ej: Una app de recetas que pida a Gemini generar una variante vegana.</text:p>
                </text:list-item>
                <text:list-item>
                  <text:p text:style-name="P49">Hugging Face Inference API: Ofrece acceso gratuito o de pago a miles de modelos de IA (texto, imagen, audio). Ej: Una app de diario personal que analice el sentimiento de las entradas con un modelo de Hugging Face.</text:p>
                </text:list-item>
                <text:list-item>
                  <text:p text:style-name="P49">OpenAI API (ChatGPT): Tiene crédito gratuito inicial para nuevos usuarios, luego es de pago.</text:p>
                </text:list-item>
              </text:list>
            </text:list-item>
            <text:list-item>
              <text:p text:style-name="P41">Implementación: La app de Flutter enviará prompts o datos a la API del LLM (por ejemplo, mediante una POST request) y mostrará la respuesta generada en la UI.</text:p>
            </text:list-item>
            <text:list-item>
              <text:p text:style-name="P41">¡Importante! Esta opción no reemplaza la necesidad de un backend principal para los datos de la app. Debe ser una característica adicional que se suma a una de las opciones anteriores (1, 2 o 3). Por ejemplo:</text:p>
              <text:list>
                <text:list-item>
                  <text:p text:style-name="P49">App con backend en Firebase (Opción 2) que use Gemini (Opción 4) para generar descripciones automáticas de los perfiles de usuario.</text:p>
                </text:list-item>
                <text:list-item>
                  <text:p text:style-name="P49">App de lista de tareas con backend propio (Opción 3) que use un LLM para sugerir desgloses de tareas complejas.</text:p>
                </text:list-item>
              </text:list>
            </text:list-item>
          </text:list>
        </text:list-item>
      </text:list>
      <text:p text:style-name="Standard"><text:span text:style-name="T9">Requisitos técnicos comunes (para cualquier opción):</text:span></text:p>
      <text:list xml:id="list2597748145" text:style-name="WWNum13">
        <text:list-item>
          <text:p text:style-name="P28"><text:span text:style-name="T9">Operaciones CRUD Completas o Lectura Robusta:</text:span></text:p>
          <text:list>
            <text:list-item>
              <text:p text:style-name="P42">Para APIs propias o Firebase: Implementar Create, Read, Update, Delete.</text:p>
            </text:list-item>
            <text:list-item>
              <text:p text:style-name="P42">Para APIs de terceros de solo lectura (o LLMs): Demostrar una implementación robusta de las operaciones de lectura (GET), incluyendo paginación, filtrado, búsqueda y caching (por ejemplo, con el paquete flutter_cache_manager o dio_http_cache).</text:p>
            </text:list-item>
          </text:list>
        </text:list-item>
        <text:list-item>
          <text:p text:style-name="P28"><text:span text:style-name="T9">Manejo de Estado Asíncrono:</text:span></text:p>
          <text:list>
            <text:list-item>
              <text:p text:style-name="P42">Gestión profesional de los estados de carga, éxito y error durante las peticiones de red. Uso de indicadores de progreso (CircularProgressIndicator) y mensajes de error (SnackBar) para feedback al usuario.</text:p>
            </text:list-item>
          </text:list>
        </text:list-item>
        <text:list-item>
          <text:p text:style-name="P28"><text:span text:style-name="T9">Persistencia Local (Opcional pero valorado):</text:span></text:p>
          <text:list>
            <text:list-item>
              <text:p text:style-name="P42">Uso de shared_preferences, hive o sqflite para cachear respuestas de la API o persistir datos offline, mejorando la experiencia de usuario.</text:p>
            </text:list-item>
          </text:list>
        </text:list-item>
      </text:list>
      <text:p text:style-name="Standard"><text:span text:style-name="T9">d) Temática libre pero realista</text:span></text:p>
      <text:p text:style-name="Standard"><text:span text:style-name="T9">Algunas ideas:</text:span></text:p>
      <text:list xml:id="list1436957944" text:style-name="WWNum8">
        <text:list-item>
          <text:p text:style-name="P29">Con API de Terceros: App de películas/series (TMDB), app de música (Spotify API), mapa de restaurantes (Google Maps API), climatológica (OpenWeatherMap).</text:p>
        </text:list-item>
        <text:list-item>
          <text:p text:style-name="P29">Con Firebase: Red social, app de tareas colaborativas, chat simple, blog con comentarios.</text:p>
        </text:list-item>
        <text:list-item>
          <text:p text:style-name="P29">Con Backend Propio: Sistema de reservas, gestor de inventario, app de encuestas, portfolio personal con backend.</text:p>
        </text:list-item>
      </text:list>
      <text:p text:style-name="Standard"><text:soft-page-break/><text:span text:style-name="T9">Ejemplo de Idea Integrando un LLM:</text:span></text:p>
      <text:list xml:id="list1161214989" text:style-name="WWNum4">
        <text:list-item>
          <text:p text:style-name="P30">Nombre de la App: "ReadSmart - Resúmenes Express"</text:p>
        </text:list-item>
        <text:list-item>
          <text:p text:style-name="P30">Backend Principal: Firebase Firestore (para guardar el historial de resúmenes del usuario).</text:p>
        </text:list-item>
        <text:list-item>
          <text:p text:style-name="P30">Feature con LLM: El usuario introduce la URL de un artículo de noticias. La app extrae el texto (o el usuario lo pega) y lo envía a la API de Gemini con el prompt: "Genera un resumen conciso de este texto en 3 bullet points en español". La app muestra el resumen generado y lo guarda en Firestore.</text:p>
        </text:list-item>
        <text:list-item>
          <text:p text:style-name="P30">Tecnologías: Flutter, http o dio para las peticiones, Firebase Core, Cloud Firestore, Firebase Auth.</text:p>
        </text:list-item>
      </text:list>
      <text:p text:style-name="Heading_20_1"><text:bookmark text:name="_a669qzj88lct"/>4. Condiciones de desarrollo y herramientas Permitidas</text:p>
      <text:list xml:id="list4179250267" text:style-name="WWNum12">
        <text:list-item>
          <text:p text:style-name="P31">Repositorio: El código fuente debe alojarse en un repositorio GitHub privado, debidamente compartido con el profesorado para su evaluación.</text:p>
        </text:list-item>
        <text:list-item>
          <text:p text:style-name="P31"><text:span text:style-name="T9">Backend:</text:span></text:p>
          <text:list>
            <text:list-item>
              <text:p text:style-name="P43">Se permite el uso de APIs de terceros, Firebase o el desarrollo de un backend propio (por ejemplo, con FastAPI en Python para crear endpoints sencillos de CRUD).</text:p>
            </text:list-item>
          </text:list>
        </text:list-item>
        <text:list-item>
          <text:p text:style-name="P31"><text:span text:style-name="T9">Asistentes de IA:</text:span></text:p>
          <text:list>
            <text:list-item>
              <text:p text:style-name="P43">Se permite consultar a asistentes de IA con capa gratuita (como Gemini, ChatGPT -versión gratuita-, Claude) exclusivamente para:</text:p>
              <text:list>
                <text:list-item>
                  <text:p text:style-name="P50">Resolver dudas conceptuales sobre Flutter o Dart.</text:p>
                </text:list-item>
                <text:list-item>
                  <text:p text:style-name="P50">Depurar errores específicos de código (stack traces).</text:p>
                </text:list-item>
                <text:list-item>
                  <text:p text:style-name="P50">Obtener sugerencias sobre implementaciones concretas y mejores prácticas.</text:p>
                </text:list-item>
              </text:list>
            </text:list-item>
            <text:list-item>
              <text:p text:style-name="P43">Queda terminantemente prohibido:</text:p>
              <text:list>
                <text:list-item>
                  <text:p text:style-name="P50">Copiar y pegar soluciones integrales sin comprender su funcionamiento.</text:p>
                </text:list-item>
              </text:list>
            </text:list-item>
          </text:list>
        </text:list-item>
        <text:list-item>
          <text:p text:style-name="P31">Principio de Autonomía: El trabajo debe ser auténtico e individual. El alumno debe ser capaz de explicar y defender cada línea de código escrita.</text:p>
        </text:list-item>
      </text:list>
      <text:p text:style-name="Standard"/>
      <text:p text:style-name="Heading_20_1"><text:bookmark text:name="_fz7zqrniukuk"/>5. Entregables</text:p>
      <text:list xml:id="list2735154386" text:style-name="WWNum14">
        <text:list-item>
          <text:p text:style-name="P32"><text:span text:style-name="T9">Código Fuente: En un repositorio Git privado (GitHub), que incluya:</text:span></text:p>
          <text:list>
            <text:list-item>
              <text:p text:style-name="P44">Todo el proyecto de Flutter.</text:p>
            </text:list-item>
            <text:list-item>
              <text:p text:style-name="P44"><text:soft-page-break/>Si se desarrolla un backend propio, su código en una carpeta separada o en un repositorio adicional (con README para su despliegue).</text:p>
            </text:list-item>
          </text:list>
        </text:list-item>
        <text:list-item>
          <text:p text:style-name="P32"><text:span text:style-name="T9">Defensa Oral Presencial (15-20 minutos):</text:span></text:p>
          <text:list>
            <text:list-item>
              <text:p text:style-name="P44">Explicación de la arquitectura de la app y decisiones de diseño.</text:p>
            </text:list-item>
            <text:list-item>
              <text:p text:style-name="P44">Demo en vivo de todas las funcionalidades, incluida la interacción con el backend.</text:p>
            </text:list-item>
            <text:list-item>
              <text:p text:style-name="P44">Ronda de preguntas técnicas sobre el código, la gestión de estado y la integración con el backend. El profesorado podrá solicitar modificaciones en tiempo real.</text:p>
            </text:list-item>
          </text:list>
        </text:list-item>
      </text:list>
      <text:p text:style-name="Standard"/>
      <text:p text:style-name="Heading_20_1"><text:bookmark text:name="_24xaqz8b7mcq"/>6. Criterios de Evaluació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2"><text:span text:style-name="T9">Criterio</text:span></text:p>
          </table:table-cell>
          <table:table-cell table:style-name="Table1.B1" office:value-type="string">
            <text:p text:style-name="P22"><text:span text:style-name="T9">Peso</text:span></text:p>
          </table:table-cell>
          <table:table-cell table:style-name="Table1.B1" office:value-type="string">
            <text:p text:style-name="P22"><text:span text:style-name="T9">Descripción</text:span></text:p>
          </table:table-cell>
        </table:table-row>
        <table:table-row table:style-name="Table1.2">
          <table:table-cell table:style-name="Table1.A1" office:value-type="string">
            <text:p text:style-name="P22"><text:span text:style-name="T9">Funcionamiento y Estabilidad</text:span></text:p>
          </table:table-cell>
          <table:table-cell table:style-name="Table1.B1" office:value-type="string">
            <text:p text:style-name="P22">25%</text:p>
          </table:table-cell>
          <table:table-cell table:style-name="Table1.B1" office:value-type="string">
            <text:p text:style-name="P22">La app no crashea y todas las funcionalidades trabajan correctamente. La navegación es fluida.</text:p>
          </table:table-cell>
        </table:table-row>
        <table:table-row table:style-name="Table1.3">
          <table:table-cell table:style-name="Table1.A1" office:value-type="string">
            <text:p text:style-name="P22"><text:span text:style-name="T9">Integración con Backend</text:span></text:p>
          </table:table-cell>
          <table:table-cell table:style-name="Table1.B1" office:value-type="string">
            <text:p text:style-name="P22">25%</text:p>
          </table:table-cell>
          <table:table-cell table:style-name="Table1.B1" office:value-type="string">
            <text:p text:style-name="P22">Las operaciones con la API/Firebase/Backend propio funcionan sin errores. Manejo correcto de estados de carga y error.</text:p>
          </table:table-cell>
        </table:table-row>
        <table:table-row table:style-name="Table1.2">
          <table:table-cell table:style-name="Table1.A1" office:value-type="string">
            <text:p text:style-name="P22"><text:span text:style-name="T9">Diseño de UI/UX y Responsive</text:span></text:p>
          </table:table-cell>
          <table:table-cell table:style-name="Table1.B1" office:value-type="string">
            <text:p text:style-name="P22">20%</text:p>
          </table:table-cell>
          <table:table-cell table:style-name="Table1.B1" office:value-type="string">
            <text:p text:style-name="P22">Interfaz atractiva, usable, coherente y adaptable a diferentes tamaños de pantalla.</text:p>
          </table:table-cell>
        </table:table-row>
        <table:table-row table:style-name="Table1.3">
          <table:table-cell table:style-name="Table1.A1" office:value-type="string">
            <text:p text:style-name="P22"><text:span text:style-name="T9">Gestión de Estado y Arquitectura</text:span></text:p>
          </table:table-cell>
          <table:table-cell table:style-name="Table1.B1" office:value-type="string">
            <text:p text:style-name="P22">15%</text:p>
          </table:table-cell>
          <table:table-cell table:style-name="Table1.B1" office:value-type="string">
            <text:p text:style-name="P22">Uso eficiente y correcto de la solución de estado elegida. Código bien estructurado y separación de responsabilidades.</text:p>
          </table:table-cell>
        </table:table-row>
        <table:table-row table:style-name="Table1.3">
          <table:table-cell table:style-name="Table1.A1" office:value-type="string">
            <text:p text:style-name="P22"><text:span text:style-name="T9">Documentación y Defensa Técnica</text:span></text:p>
          </table:table-cell>
          <table:table-cell table:style-name="Table1.B1" office:value-type="string">
            <text:p text:style-name="P22">15%</text:p>
          </table:table-cell>
          <table:table-cell table:style-name="Table1.B1" office:value-type="string">
            <text:p text:style-name="P22">Claridad y completitud de la documentación. Solidez y profundidad en las respuestas durante la defensa oral.</text:p>
          </table:table-cell>
        </table:table-row>
      </table:table>
      <text:p text:style-name="Heading_20_1"><text:bookmark text:name="_arfc7nwro5wh"/></text:p>
      <text:p text:style-name="Heading_20_1"><text:bookmark text:name="_emr579n24hjj"/></text:p>
      <text:p text:style-name="P52"><text:bookmark text:name="_s4dqyglol4eo"/>7. Ideas y pistas por tipo de backend</text:p>
      <text:p text:style-name="Standard"><text:span text:style-name="T9">1. Para APIs de Terceros (Más sencillo para empezar)</text:span></text:p>
      <text:p text:style-name="Standard">a) The Movie Database (TMDB) - <text:a xlink:type="simple" xlink:href="https://www.themoviedb.org/documentation/api" text:style-name="ListLabel_20_145" text:visited-style-name="ListLabel_20_145"><text:span text:style-name="T14">https://www.themoviedb.org/documentation/api</text:span></text:a></text:p>
      <text:list xml:id="list1437371434" text:style-name="WWNum15">
        <text:list-item>
          <text:p text:style-name="P33">Idea de App: Catálogo de películas y series. Los usuarios pueden buscar películas, ver detalles, guardar sus favoritos (en una lista local), y ver tráilers.</text:p>
        </text:list-item>
        <text:list-item>
          <text:p text:style-name="P33">Endpoints útiles:</text:p>
          <text:list>
            <text:list-item>
              <text:p text:style-name="P45">GET /movie/popular (lista de películas populares)</text:p>
            </text:list-item>
            <text:list-item>
              <text:p text:style-name="P45">GET /search/movie (búsqueda por título)</text:p>
            </text:list-item>
            <text:list-item>
              <text:p text:style-name="P45">GET /movie/{id} (detalles de una película)</text:p>
            </text:list-item>
          </text:list>
        </text:list-item>
        <text:list-item>
          <text:p text:style-name="P33">Ventaja: API muy bien documentada, gratuita con registro, y no requiere OAuth para las operaciones básicas de lectura.</text:p>
        </text:list-item>
      </text:list>
      <text:p text:style-name="Standard">b) REST Countries API - <text:a xlink:type="simple" xlink:href="https://restcountries.com/" text:style-name="ListLabel_20_145" text:visited-style-name="ListLabel_20_145"><text:span text:style-name="T14">https://restcountries.com/</text:span></text:a></text:p>
      <text:list xml:id="list515751504" text:style-name="WWNum3">
        <text:list-item>
          <text:p text:style-name="P34">Idea de App: Aplicación educativa sobre países del mundo. Los usuarios pueden buscar países, filtrar por continente, y ver detalles como capital, población, bandera, etc.</text:p>
        </text:list-item>
        <text:list-item>
          <text:p text:style-name="P34">Endpoints útiles:</text:p>
          <text:list>
            <text:list-item>
              <text:p text:style-name="P46">GET /v3.1/all (todos los países)</text:p>
            </text:list-item>
            <text:list-item>
              <text:p text:style-name="P46">GET /v3.1/name/{name} (buscar por nombre)</text:p>
            </text:list-item>
            <text:list-item>
              <text:p text:style-name="P46">GET /v3.1/region/{region} (filtrar por región)</text:p>
            </text:list-item>
          </text:list>
        </text:list-item>
        <text:list-item>
          <text:p text:style-name="P34">Ventaja: API muy simple, sin necesidad de clave API, perfecta para practicar la paginación, el filtrado y el manejo de listas largas.</text:p>
        </text:list-item>
      </text:list>
      <text:p text:style-name="Standard">c) The CocktailDB - <text:a xlink:type="simple" xlink:href="https://www.thecocktaildb.com/api.php" text:style-name="ListLabel_20_145" text:visited-style-name="ListLabel_20_145"><text:span text:style-name="T14">https://www.thecocktaildb.com/api.php</text:span></text:a></text:p>
      <text:list xml:id="list3540859951" text:style-name="WWNum5">
        <text:list-item>
          <text:p text:style-name="P35">Idea de App: Libro de recetas de cócteles. Los usuarios pueden buscar cócteles por nombre o ingrediente, ver recetas completas e ingredientes, y marcar sus favoritos.</text:p>
        </text:list-item>
        <text:list-item>
          <text:p text:style-name="P35">Endpoints útiles:</text:p>
          <text:list>
            <text:list-item>
              <text:p text:style-name="P47">GET /api/json/v1/1/search.php?s={nombre} (buscar por nombre)</text:p>
            </text:list-item>
            <text:list-item>
              <text:p text:style-name="P47">GET /api/json/v1/1/filter.php?i={ingrediente} (filtrar por ingrediente)</text:p>
            </text:list-item>
          </text:list>
        </text:list-item>
        <text:list-item>
          <text:p text:style-name="P35"><text:soft-page-break/>Ventaja: API divertida y fácil de usar, sin autenticación.</text:p>
        </text:list-item>
      </text:list>
      <text:p text:style-name="Standard"/>
      <text:p text:style-name="Standard"><text:span text:style-name="T9">2. Para Firebase (Potente y muy integradp en Flutter)</text:span></text:p>
      <text:p text:style-name="Standard">a) App de Tareas Colaborativas</text:p>
      <text:list xml:id="list1768464469" text:style-name="WWNum9">
        <text:list-item>
          <text:p text:style-name="P36">Estructura de Firestore:</text:p>
        </text:list-item>
      </text:list>
      <table:table table:name="Table2" table:style-name="Table2">
        <table:table-column table:style-name="Table2.A"/>
        <table:table-row table:style-name="Table2.1">
          <table:table-cell table:style-name="Table2.A1" office:value-type="string">
            <text:p text:style-name="P51"><text:span text:style-name="T15">collections {<text:line-break/> <text:s/>users { # Colección de usuarios (se crea con Firebase Auth)<text:line-break/> <text:s text:c="3"/>userId: { # Documento por usuario<text:line-break/> <text:s text:c="5"/>name: </text:span><text:span text:style-name="T16">"Juan"</text:span><text:span text:style-name="T15"><text:line-break/> <text:s text:c="3"/>}<text:line-break/> <text:s/>}<text:line-break/> <text:s/>taskLists { # Colección de listas de tareas<text:line-break/> <text:s text:c="3"/>listId: { # Documento por lista<text:line-break/> <text:s text:c="5"/>name: </text:span><text:span text:style-name="T16">"Proyecto Flutter"</text:span><text:span text:style-name="T15">,<text:line-break/> <text:s text:c="5"/>createdBy: userId, # Referencia al usuario<text:line-break/> <text:s text:c="5"/>users: [userId, ...] # Array de usuarios con acceso<text:line-break/> <text:s text:c="3"/>}<text:line-break/> <text:s/>}<text:line-break/> <text:s/>tasks { # Subcolección de tareas dentro de cada lista<text:line-break/> <text:s text:c="3"/>taskId: {<text:line-break/> <text:s text:c="5"/>title: </text:span><text:span text:style-name="T16">"Investigar APIs"</text:span><text:span text:style-name="T15">,<text:line-break/> <text:s text:c="5"/>isCompleted: </text:span><text:span text:style-name="T17">false</text:span><text:span text:style-name="T15">,<text:line-break/> <text:s text:c="5"/>assignedTo: userId # Opcional: asignar tarea<text:line-break/> <text:s text:c="3"/>}<text:line-break/> <text:s/>}<text:line-break/>}</text:span></text:p>
          </table:table-cell>
        </table:table-row>
      </table:table>
      <text:list xml:id="list95238018645503" text:continue-numbering="true" text:style-name="WWNum9">
        <text:list-item>
          <text:p text:style-name="P36">Funcionalidades: Registro/login de usuarios, crear listas compartidas, añadir/editar/eliminar/marcar tareas como completadas en tiempo real.</text:p>
        </text:list-item>
      </text:list>
      <text:p text:style-name="Standard"><text:span text:style-name="T9">b) Mini-Blog o Foro Simple</text:span></text:p>
      <text:list xml:id="list608861497" text:style-name="WWNum1">
        <text:list-item>
          <text:p text:style-name="P37">Estructura de Firestore:</text:p>
        </text:list-item>
      </text:list>
      <table:table table:name="Table3" table:style-name="Table3">
        <table:table-column table:style-name="Table3.A"/>
        <table:table-row table:style-name="Table3.1">
          <table:table-cell table:style-name="Table3.A1" office:value-type="string">
            <text:p text:style-name="P51"><text:span text:style-name="T15">collections {<text:line-break/> <text:s/>posts { # Colección de publicaciones<text:line-break/> <text:s text:c="3"/>postId: {<text:line-break/> <text:s text:c="5"/>title: </text:span><text:span text:style-name="T16">"Mi primera app"</text:span><text:span text:style-name="T15">,<text:line-break/> <text:s text:c="5"/>content: </text:span><text:span text:style-name="T16">"..."</text:span><text:span text:style-name="T15">,<text:line-break/> <text:s text:c="5"/>author: userId,<text:line-break/> <text:s text:c="5"/>createdAt: Timestamp,<text:line-break/> <text:s text:c="5"/>likes: </text:span><text:span text:style-name="T17">0</text:span><text:span text:style-name="T15"><text:line-break/> <text:s text:c="3"/>}<text:line-break/> <text:s/>}<text:line-break/> <text:s/>comments { # Subcolección de comentarios dentro de cada post<text:line-break/> <text:s text:c="3"/>commentId: {<text:line-break/> <text:s text:c="5"/>text: </text:span><text:span text:style-name="T16">"¡Genial!"</text:span><text:span text:style-name="T15">,<text:line-break/> <text:s text:c="5"/>author: userId,<text:line-break/> <text:s text:c="5"/>createdAt: Timestamp<text:line-break/> <text:s text:c="3"/>}<text:line-break/> <text:s/>}<text:line-break/>}</text:span></text:p>
          </table:table-cell>
        </table:table-row>
      </table:table>
      <text:list xml:id="list95238583485127" text:continue-numbering="true" text:style-name="WWNum1">
        <text:list-item>
          <text:p text:style-name="P37">Funcionalidades: Crear posts, listarlos por fecha, dar "me gusta", comentar. Se puede añadir autenticación para que solo usuarios registrados puedan publicar.</text:p>
        </text:list-item>
      </text:list>
      <text:p text:style-name="Standard"/>
      <text:p text:style-name="Standard"><text:span text:style-name="T9">3. Para Backend Propio con FastAPI (Python) - (Máximo control)</text:span></text:p>
      <text:p text:style-name="Standard">Idea: Sistema de Encuestas / Votaciones</text:p>
      <text:list xml:id="list2898072599" text:style-name="WWNum10">
        <text:list-item>
          <text:p text:style-name="P38">Endpoints de tu API (FastAPI):</text:p>
          <text:list>
            <text:list-item>
              <text:p text:style-name="P48">POST /polls/ (Crear una nueva encuesta) - C</text:p>
            </text:list-item>
            <text:list-item>
              <text:p text:style-name="P48">GET /polls/ (Obtener listado de todas las encuestas) - R</text:p>
            </text:list-item>
            <text:list-item>
              <text:p text:style-name="P48">GET /polls/{id} (Obtener detalles de una encuesta y sus opciones) - R</text:p>
            </text:list-item>
            <text:list-item>
              <text:p text:style-name="P48">POST /polls/{id}/vote (Votar en una opción de una encuesta) - U</text:p>
            </text:list-item>
            <text:list-item>
              <text:p text:style-name="P48">DELETE /polls/{id} (Eliminar una encuesta - opcional con autenticación) - D</text:p>
            </text:list-item>
          </text:list>
        </text:list-item>
        <text:list-item>
          <text:p text:style-name="P38">Estructura de datos simple (JSON):</text:p>
        </text:list-item>
        <text:list-item>
          <text:p text:style-name="P38"><text:soft-page-break/>python</text:p>
        </text:list-item>
      </text:list>
      <table:table table:name="Table4" table:style-name="Table4">
        <table:table-column table:style-name="Table4.A"/>
        <table:table-row table:style-name="Table4.1">
          <table:table-cell table:style-name="Table4.A1" office:value-type="string">
            <text:p text:style-name="P51"><text:span text:style-name="T15"># Para crear una encuesta (POST /polls/)<text:line-break/>{<text:line-break/> <text:s/>"question": </text:span><text:span text:style-name="T16">"¿Cuál es tu lenguaje de programación favorito?"</text:span><text:span text:style-name="T15">,<text:line-break/> <text:s/>"options": [</text:span><text:span text:style-name="T16">"Dart"</text:span><text:span text:style-name="T15">, </text:span><text:span text:style-name="T16">"Python"</text:span><text:span text:style-name="T15">, </text:span><text:span text:style-name="T16">"JavaScript"</text:span><text:span text:style-name="T15">, </text:span><text:span text:style-name="T16">"Java"</text:span><text:span text:style-name="T15">]<text:line-break/>}<text:line-break/><text:line-break/># Respuesta al votar (POST /polls/{id}/vote)<text:line-break/>{<text:line-break/> <text:s/>"option_index": </text:span><text:span text:style-name="T17">0</text:span><text:span text:style-name="T15"> # Vota por la opción </text:span><text:span text:style-name="T17">0</text:span><text:span text:style-name="T15"> (</text:span><text:span text:style-name="T16">"Dart"</text:span><text:span text:style-name="T15">)<text:line-break/>}</text:span></text:p>
          </table:table-cell>
        </table:table-row>
      </table:table>
      <text:list xml:id="list95238561569105" text:continue-numbering="true" text:style-name="WWNum10">
        <text:list-item>
          <text:p text:style-name="P38">Despliegue: Puedes desplegar tu API FastAPI de forma gratuita y sencilla en servicios como:</text:p>
          <text:list>
            <text:list-item>
              <text:p text:style-name="P48">Render: Conecta tu repositorio GitHub y despliega automáticamente.</text:p>
            </text:list-item>
            <text:list-item>
              <text:p text:style-name="P48">Railway: Similar a Render, muy fácil de usar.</text:p>
            </text:list-item>
            <text:list-item>
              <text:p text:style-name="P48">PythonAnywhere: Otra opción popular para aplicaciones Python.</text:p>
            </text:list-item>
          </text:list>
        </text:list-item>
      </text:list>
      <text:p text:style-name="Standard">Consejo Técnico para FastAPI: Usa uvicorn como servidor y pydantic para la validación de datos. Es muy sencillo de configurar.</text:p>
      <text:p text:style-name="Standard"><text:span text:style-name="T9">🎯 Recomendación Final</text:span></text:p>
      <text:list xml:id="list3687463789" text:style-name="WWNum6">
        <text:list-item>
          <text:p text:style-name="P39">Si es tu primera vez integrando un backend: Empieza con una API de terceros como The MovieDB (TMDB) o REST Countries. Son las más sencillas.</text:p>
        </text:list-item>
        <text:list-item>
          <text:p text:style-name="P39">Si quieres aprender algo muy demandado y potente: Elige Firebase. La integración con Flutter es excelente y es muy usado en proyectos reales.</text:p>
        </text:list-item>
        <text:list-item>
          <text:p text:style-name="P39">Si te apetece un reto completo y tener control total: Lánzate con un backend propio en FastAPI. Aprenderás mucho sobre cómo funcionan las APIs por dentro.</text:p>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0" style:display-name="ListLabel 20"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8" style:display-name="ListLabel 38"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6" style:display-name="ListLabel 56"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83" style:display-name="ListLabel 83"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01" style:display-name="ListLabel 101"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02" style:display-name="ListLabel 102"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10" style:display-name="ListLabel 110"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19" style:display-name="ListLabel 119"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28" style:display-name="ListLabel 128"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37" style:display-name="ListLabel 137"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38" style:display-name="ListLabel 138"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5" style:display-name="ListLabel 145"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style:text-properties style:font-name="Roboto"/>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number text:level="3" text:style-name="ListLabel_20_12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style:font-name="Roboto"/>
      </text:list-level-style-bullet>
      <text:list-level-style-number text:level="4" text:style-name="ListLabel_20_1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5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681in" fo:margin-left="0in" fo:margin-right="0in" fo:margin-top="0.7283in" style:dynamic-spacing="true"/>
      </style:footer-style>
    </style:page-layout>
  </office:automatic-styles>
  <office:master-styles>
    <style:master-page style:name="Standard" style:page-layout-name="Mpm1">
      <style:header>
        <text:p text:style-name="MP1"/>
        <text:p text:style-name="MP2"/>
        <text:p text:style-name="MP3"><text:span text:style-name="MT1">Desarrollo de Interfaces <text:tab/> <text:s text:c="22"/>Proyecto Entregable 04 - Aplicación Flutter con integración backend - Unidades 08 a 12</text:span></text:p>
      </style:header>
      <style:footer>
        <text:p text:style-name="MP4"><text:span text:style-name="MT1">CFGS DAM<text:tab/><text:tab/>Proyecto 04 - Página </text:span><text:page-number text:select-page="current">10</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4" meta:object-count="0" meta:page-count="10" meta:paragraph-count="180" meta:word-count="2185" meta:character-count="14104" meta:non-whitespace-character-count="12017"/>
    <meta:generator>LibreOfficeDev/6.0.5.2$Linux_X86_64 LibreOffice_project/</meta:generator>
  </office:meta>
</office:document-meta>
</file>